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22pt" style:text-underline-style="none" style:font-size-asian="22pt" style:font-size-complex="22pt"/>
    </style:style>
    <style:style style:name="P2" style:family="paragraph" style:parent-style-name="Text_20_body">
      <style:paragraph-properties fo:text-align="justify" style:justify-single-word="false"/>
      <style:text-properties fo:font-size="10pt" fo:language="de" fo:country="DE" style:font-size-asian="10pt" style:font-size-complex="10pt"/>
    </style:style>
    <style:style style:name="P3" style:family="paragraph" style:parent-style-name="Text_20_body">
      <style:paragraph-properties fo:text-align="justify" style:justify-single-word="false"/>
      <style:text-properties fo:font-size="10pt" fo:language="de" fo:country="DE" officeooo:paragraph-rsid="00408e02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font-size="10pt" fo:language="de" fo:country="DE" officeooo:rsid="00258d32" officeooo:paragraph-rsid="00258d32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fo:font-size="10pt" fo:language="de" fo:country="DE" officeooo:rsid="003c32fa" officeooo:paragraph-rsid="003c32fa" style:font-size-asian="10pt" style:font-size-complex="10pt"/>
    </style:style>
    <style:style style:name="P6" style:family="paragraph" style:parent-style-name="Text_20_body">
      <style:paragraph-properties fo:text-align="justify" style:justify-single-word="false"/>
      <style:text-properties fo:font-size="10pt" fo:language="de" fo:country="DE" officeooo:rsid="00496f76" officeooo:paragraph-rsid="00496f76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fo:font-size="10pt" fo:language="de" fo:country="DE" officeooo:rsid="0051ba2c" officeooo:paragraph-rsid="0051ba2c" style:font-size-asian="10pt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0pt" fo:language="de" fo:country="DE" officeooo:rsid="005339c9" officeooo:paragraph-rsid="005374b1" style:font-size-asian="10pt" style:font-size-complex="10pt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37947e"/>
    </style:style>
    <style:style style:name="T3" style:family="text">
      <style:text-properties style:font-name="Verdana" officeooo:rsid="0037947e" fo:background-color="transparent" loext:char-shading-value="0"/>
    </style:style>
    <style:style style:name="T4" style:family="text">
      <style:text-properties style:font-name="Verdana" officeooo:rsid="0021f965"/>
    </style:style>
    <style:style style:name="T5" style:family="text">
      <style:text-properties style:font-name="Verdana" officeooo:rsid="00258d32"/>
    </style:style>
    <style:style style:name="T6" style:family="text">
      <style:text-properties style:font-name="Verdana" officeooo:rsid="0045df50"/>
    </style:style>
    <style:style style:name="T7" style:family="text">
      <style:text-properties style:font-name="Verdana" officeooo:rsid="0037366b"/>
    </style:style>
    <style:style style:name="T8" style:family="text">
      <style:text-properties style:font-name="Verdana" officeooo:rsid="002afa74"/>
    </style:style>
    <style:style style:name="T9" style:family="text">
      <style:text-properties style:font-name="Verdana" officeooo:rsid="0025e38e"/>
    </style:style>
    <style:style style:name="T10" style:family="text">
      <style:text-properties style:font-name="Verdana" officeooo:rsid="002b6418"/>
    </style:style>
    <style:style style:name="T11" style:family="text">
      <style:text-properties style:font-name="Verdana" officeooo:rsid="002e0428"/>
    </style:style>
    <style:style style:name="T12" style:family="text">
      <style:text-properties style:font-name="Verdana" officeooo:rsid="0035d393"/>
    </style:style>
    <style:style style:name="T13" style:family="text">
      <style:text-properties style:font-name="Verdana" officeooo:rsid="002e4acd"/>
    </style:style>
    <style:style style:name="T14" style:family="text">
      <style:text-properties style:font-name="Verdana" officeooo:rsid="003a23d0"/>
    </style:style>
    <style:style style:name="T15" style:family="text">
      <style:text-properties style:font-name="Verdana" officeooo:rsid="003214d2"/>
    </style:style>
    <style:style style:name="T16" style:family="text">
      <style:text-properties style:font-name="Verdana" officeooo:rsid="002fe5a8"/>
    </style:style>
    <style:style style:name="T17" style:family="text">
      <style:text-properties style:font-name="Verdana" officeooo:rsid="0034d13d"/>
    </style:style>
    <style:style style:name="T18" style:family="text">
      <style:text-properties style:font-name="Verdana" officeooo:rsid="0033345c"/>
    </style:style>
    <style:style style:name="T19" style:family="text">
      <style:text-properties style:font-name="Verdana" officeooo:rsid="003c7c41"/>
    </style:style>
    <style:style style:name="T20" style:family="text">
      <style:text-properties style:font-name="Verdana" officeooo:rsid="003f5392"/>
    </style:style>
    <style:style style:name="T21" style:family="text">
      <style:text-properties style:font-name="Verdana" officeooo:rsid="003db98f"/>
    </style:style>
    <style:style style:name="T22" style:family="text">
      <style:text-properties style:font-name="Verdana" officeooo:rsid="003d3bc2"/>
    </style:style>
    <style:style style:name="T23" style:family="text">
      <style:text-properties style:font-name="Verdana" officeooo:rsid="00408e02"/>
    </style:style>
    <style:style style:name="T24" style:family="text">
      <style:text-properties style:font-name="Verdana" officeooo:rsid="0040fc84"/>
    </style:style>
    <style:style style:name="T25" style:family="text">
      <style:text-properties style:font-name="Verdana" officeooo:rsid="002162a9"/>
    </style:style>
    <style:style style:name="T26" style:family="text">
      <style:text-properties style:font-name="Verdana" officeooo:rsid="0049e7cd"/>
    </style:style>
    <style:style style:name="T27" style:family="text">
      <style:text-properties style:font-name="Verdana" officeooo:rsid="004bcfc7"/>
    </style:style>
    <style:style style:name="T28" style:family="text">
      <style:text-properties style:font-name="Verdana" officeooo:rsid="004d539c"/>
    </style:style>
    <style:style style:name="T29" style:family="text">
      <style:text-properties style:font-name="Verdana" officeooo:rsid="004f16c6"/>
    </style:style>
    <style:style style:name="T30" style:family="text">
      <style:text-properties style:font-name="Verdana" officeooo:rsid="004f47ac"/>
    </style:style>
    <style:style style:name="T31" style:family="text">
      <style:text-properties style:font-name="Verdana" officeooo:rsid="004f80dd"/>
    </style:style>
    <style:style style:name="T32" style:family="text">
      <style:text-properties style:font-name="Verdana" officeooo:rsid="005339c9"/>
    </style:style>
    <style:style style:name="T33" style:family="text">
      <style:text-properties style:font-name="Verdana" officeooo:rsid="0054e348"/>
    </style:style>
    <style:style style:name="T34" style:family="text">
      <style:text-properties style:font-name="Verdana" officeooo:rsid="0056d4d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zbeschreibung: 3D-Pong</text:p>
      <text:p text:style-name="P2"><text:span text:style-name="T1">Von Benedikt Bagus und Jonas Kühle</text:span></text:p>
      <text:p text:style-name="P2"><text:span text:style-name="T1"/></text:p>
      <text:p text:style-name="P6"><text:span text:style-name="T1">3D-Pong ist ein Spiel, in dem die </text:span><text:span text:style-name="T2">Spielfläche </text:span><text:span text:style-name="T25">des Spieleklassikers Pong </text:span><text:span text:style-name="T2">von einer Ebene in den </text:span><text:span text:style-name="T3">Innenraum</text:span><text:span text:style-name="T2"> eines Würfels </text:span><text:span text:style-name="T1">tran</text:span><text:span text:style-name="T26">s</text:span><text:span text:style-name="T1">formiert ist.</text:span><text:span text:style-name="T25"> </text:span><text:span text:style-name="T4">Um die Wurzeln des Spiels zu betonen, ist ein Retro-Modus implementiert, </text:span><text:span text:style-name="T1">in welchem</text:span><text:span text:style-name="T4"> das Spielverhalten des </text:span><text:span text:style-name="T5">Klassikers </text:span><text:span text:style-name="T4">nac</text:span><text:span text:style-name="T5">h</text:span><text:span text:style-name="T4">empfunden ist. </text:span></text:p>
      <text:p text:style-name="P4"><text:span text:style-name="T27">Das Spiel</text:span><text:span text:style-name="T1"> ist um einiges umfangreicher gestaltet. So </text:span><text:span text:style-name="T7">kann zwischen Single- und Multiplayer gewählt werden.</text:span><text:span text:style-name="T1"> </text:span><text:span text:style-name="T28">Auch</text:span><text:span text:style-name="T7"> gibt</text:span><text:span text:style-name="T1"> </text:span><text:span text:style-name="T8">verschiedene </text:span><text:span text:style-name="T29">es </text:span><text:span text:style-name="T8">Menüs</text:span><text:span text:style-name="T1">, </text:span><text:span text:style-name="T9">in dem diverse Einstellungen (bspw. Anzeige der aktuellen Framerate) vorgenommen werden können. </text:span><text:span text:style-name="T10">Zudem werden zeitbasiert Schatztruhen auf dem Spielfeld </text:span><text:span text:style-name="T11">platziert, welche ein</text:span><text:span text:style-name="T12">e</text:span><text:span text:style-name="T11">s von 8 Events </text:span><text:span text:style-name="T30">bei Kollision mit dem Ball </text:span><text:span text:style-name="T11">auslöst. </text:span><text:span text:style-name="T13">Es kann so vorkommen, dass </text:span><text:span text:style-name="T14">der Punkt im 2D-Spiel zuende gespielt wird, </text:span><text:span text:style-name="T13">die Kamera wackelt, der Ball schneller wird, die Steuerung der Schläger invertiert wird oder andere fiese Dinge, die meistens </text:span><text:span text:style-name="T31">(</text:span><text:span text:style-name="T15">aber nicht immer!</text:span><text:span text:style-name="T31">)</text:span><text:span text:style-name="T13"> zu</text:span><text:span text:style-name="T16">m </text:span><text:span text:style-name="T17">Nachteil</text:span><text:span text:style-name="T16"> des Gegners sind ;</text:span><text:span text:style-name="T18">)</text:span></text:p>
      <text:p text:style-name="P7"><text:span text:style-name="T18">v</text:span><text:span text:style-name="T1">vvvv</text:span><text:span text:style-name="T32">vvvvvvvvvvvvvv</text:span><text:span text:style-name="T1">vvvNEED hier erwähnen vvvvvvvvv</text:span><text:span text:style-name="T32">vvvvvvvvvvvvvvvvvvvvvvvvv</text:span><text:span text:style-name="T1">vvvvvv</text:span></text:p>
      <text:p text:style-name="P5"><text:span text:style-name="T18">W</text:span><text:span text:style-name="T1">ir haben während der Entwicklung sehr viel Wert auf die Erweiterbarkeit des Codes gelegt. So ist es aufgrund des Würfelspielfeldes möglich, dass 6 Spieler zeitgleich </text:span><text:span text:style-name="T19">ein Spiel </text:span><text:span text:style-name="T1">spielen. </text:span><text:span text:style-name="T19">Es gibt zentrale Einstellungsmöglichkeiten im Code, in denen Teile des Spiels (bspw. </text:span><text:span text:style-name="T20">d</text:span><text:span text:style-name="T19">ie Events </text:span><text:span text:style-name="T21">und deren Dauer</text:span><text:span text:style-name="T19">) justiert werden </text:span><text:span text:style-name="T22">können</text:span><text:span text:style-name="T19">. </text:span></text:p>
      <text:p text:style-name="P3"><text:span text:style-name="T23">Wir haben den kompletten Code ausführlich kommentiert und </text:span><text:span text:style-name="T24">zahlreiche</text:span><text:span text:style-name="T23"> Ausgaben zu</text:span><text:span text:style-name="T33">r Erleicheterung </text:span><text:span text:style-name="T34">des Debuggens</text:span><text:span text:style-name="T23"> eingefügt. </text:span></text:p>
      <text:p text:style-name="P8"><text:span text:style-name="T19">^</text:span><text:span text:style-name="T23">^^^^^^^^^^^^^^^^NEED^^^^^^^^^^^^^^^^^^^^^^^^^^^^^^^^^^^^^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5:30:49.398907144</meta:creation-date>
    <dc:date>2018-03-18T19:47:44.307080485</dc:date>
    <meta:editing-duration>PT4H16M29S</meta:editing-duration>
    <meta:editing-cycles>57</meta:editing-cycles>
    <meta:generator>LibreOffice/5.4.5.1$Linux_X86_64 LibreOffice_project/40m0$Build-1</meta:generator>
    <meta:document-statistic meta:table-count="0" meta:image-count="0" meta:object-count="0" meta:page-count="1" meta:paragraph-count="8" meta:word-count="207" meta:character-count="1532" meta:non-whitespace-character-count="1330"/>
  </office:meta>
</office:document-meta>
</file>